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.403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2cm" svg:height="1.4cm" svg:x="1.7cm" svg:y="4.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2cm" svg:height="1.4cm" svg:x="13.688cm" svg:y="4.9cm">
          <text:p text:style-name="P1"><text:span text:style-name="T1">Shopping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2cm" svg:height="1.4cm" svg:x="13.688cm" svg:y="10.588cm">
          <text:p text:style-name="P1"><text:span text:style-name="T1">Lis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2cm" svg:height="1.4cm" svg:x="1.7cm" svg:y="10.588cm">
          <text:p text:style-name="P1"><text:span text:style-name="T1">Artic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2cm" svg:height="1.4cm" svg:x="1.7cm" svg:y="16.612cm">
          <text:p text:style-name="P1"><text:span text:style-name="T1">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2cm" svg:height="1.4cm" svg:x="13.7cm" svg:y="16.612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9cm" svg:height="1.4cm" svg:x="8.3cm" svg:y="4.9cm">
          <text:p text:style-name="P1"><text:span text:style-name="T2">belongs</text:span></text:p>
          <text:p text:style-name="P1"><text:span text:style-name="T2">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name="1" draw:style-name="gr2" draw:text-style-name="P1" draw:layer="layout" svg:x1="8.3cm" svg:y1="5.6cm" svg:x2="5.9cm" svg:y2="5.6cm" draw:start-shape="id1" draw:start-glue-point="5" draw:end-shape="id2" draw:end-glue-point="1" svg:d="m8300 5600h-2400">
          <text:p/>
        </draw:connector>
        <draw:connector draw:style-name="gr2" draw:text-style-name="P1" draw:layer="layout" svg:x1="11.2cm" svg:y1="5.6cm" svg:x2="13.688cm" svg:y2="5.6cm" draw:start-shape="id1" draw:start-glue-point="7" draw:end-shape="id3" draw:end-glue-point="3" svg:d="m11200 5600h2488">
          <text:p/>
        </draw:connector>
        <draw:custom-shape draw:style-name="gr1" draw:text-style-name="P3" xml:id="id4" draw:id="id4" draw:layer="layout" svg:width="2.9cm" svg:height="1.4cm" svg:x="14.343cm" svg:y="7.759cm">
          <text:p text:style-name="P1"><text:span text:style-name="T2">lists</text:span></text:p>
          <text:p text:style-name="P1"><text:span text:style-name="T2">articl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5.793cm" svg:y1="7.759cm" svg:x2="15.788cm" svg:y2="6.3cm" draw:start-shape="id4" draw:start-glue-point="4" draw:end-shape="id3" draw:end-glue-point="2" svg:d="m15793 7759v-729h-5v-730">
          <text:p/>
        </draw:connector>
        <draw:connector draw:style-name="gr2" draw:text-style-name="P1" draw:layer="layout" svg:x1="15.793cm" svg:y1="9.159cm" svg:x2="15.788cm" svg:y2="10.588cm" draw:start-shape="id4" draw:start-glue-point="6" draw:end-shape="id5" draw:end-glue-point="0" svg:d="m15793 9159v715h-5v714">
          <text:p/>
        </draw:connector>
        <draw:frame draw:style-name="gr3" draw:layer="layout" svg:width="0.853cm" svg:height="0.962cm" svg:x="5.847cm" svg:y="4.7cm">
          <draw:text-box>
            <text:p>1</text:p>
          </draw:text-box>
        </draw:frame>
        <draw:frame draw:style-name="gr4" draw:layer="layout" svg:width="0.853cm" svg:height="0.962cm" svg:x="12.848cm" svg:y="4.7cm">
          <draw:text-box>
            <text:p>n</text:p>
          </draw:text-box>
        </draw:frame>
        <draw:frame draw:style-name="gr4" draw:layer="layout" svg:width="0.853cm" svg:height="0.962cm" svg:x="15.649cm" svg:y="9.8cm">
          <draw:text-box>
            <text:p>n</text:p>
          </draw:text-box>
        </draw:frame>
        <draw:frame draw:style-name="gr4" draw:layer="layout" svg:width="0.853cm" svg:height="0.962cm" svg:x="15.65cm" svg:y="6.2cm">
          <draw:text-box>
            <text:p>1</text:p>
          </draw:text-box>
        </draw:frame>
        <draw:custom-shape draw:style-name="gr1" draw:text-style-name="P3" xml:id="id7" draw:id="id7" draw:layer="layout" svg:width="3.498cm" svg:height="1.602cm" svg:x="8.028cm" svg:y="10.489cm">
          <text:p text:style-name="P1"><text:span text:style-name="T2">lists</text:span></text:p>
          <text:p text:style-name="P1"><text:span text:style-name="T2">shoppingli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9cm" svg:y1="11.288cm" svg:x2="8.028cm" svg:y2="11.29cm" draw:start-shape="id6" draw:start-glue-point="1" draw:end-shape="id7" draw:end-glue-point="5" svg:d="m5900 11288h1064v2h1064">
          <text:p/>
        </draw:connector>
        <draw:connector draw:style-name="gr2" draw:text-style-name="P1" draw:layer="layout" svg:x1="11.526cm" svg:y1="11.29cm" svg:x2="13.688cm" svg:y2="11.288cm" draw:start-shape="id7" draw:start-glue-point="7" draw:end-shape="id5" svg:d="m11526 11290h1082v-2h1080">
          <text:p/>
        </draw:connector>
        <draw:custom-shape draw:style-name="gr1" draw:text-style-name="P3" xml:id="id8" draw:id="id8" draw:layer="layout" svg:width="2.9cm" svg:height="1.4cm" svg:x="2.344cm" svg:y="13.496cm">
          <text:p text:style-name="P1"><text:span text:style-name="T2">has/is in</text:span></text:p>
          <text:p text:style-name="P1"><text:span text:style-name="T2">man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3.8cm" svg:y1="11.988cm" svg:x2="3.794cm" svg:y2="13.496cm" draw:start-shape="id6" draw:start-glue-point="2" draw:end-shape="id8" draw:end-glue-point="4" svg:d="m3800 11988v754h-6v754">
          <text:p/>
        </draw:connector>
        <draw:connector draw:style-name="gr2" draw:text-style-name="P1" draw:layer="layout" svg:x1="3.8cm" svg:y1="16.612cm" svg:x2="3.794cm" svg:y2="14.896cm" draw:start-shape="id9" draw:start-glue-point="0" draw:end-shape="id8" svg:d="m3800 16612v-857h-6v-859">
          <text:p/>
        </draw:connector>
        <draw:frame draw:style-name="gr4" draw:layer="layout" svg:width="0.853cm" svg:height="0.962cm" svg:x="12.849cm" svg:y="10.356cm">
          <draw:text-box>
            <text:p>n</text:p>
          </draw:text-box>
        </draw:frame>
        <draw:frame draw:style-name="gr4" draw:layer="layout" svg:width="0.853cm" svg:height="0.962cm" svg:x="5.85cm" svg:y="10.328cm">
          <draw:text-box>
            <text:p>1</text:p>
          </draw:text-box>
        </draw:frame>
        <draw:frame draw:style-name="gr4" draw:layer="layout" svg:width="0.853cm" svg:height="0.962cm" svg:x="3.65cm" svg:y="11.856cm">
          <draw:text-box>
            <text:p>n</text:p>
          </draw:text-box>
        </draw:frame>
        <draw:frame draw:style-name="gr4" draw:layer="layout" svg:width="1.031cm" svg:height="0.962cm" svg:x="3.651cm" svg:y="15.756cm">
          <draw:text-box>
            <text:p>m</text:p>
          </draw:text-box>
        </draw:frame>
        <draw:custom-shape draw:style-name="gr1" draw:text-style-name="P3" xml:id="id10" draw:id="id10" draw:layer="layout" svg:width="2.9cm" svg:height="1.4cm" svg:x="8.343cm" svg:y="16.61cm">
          <text:p text:style-name="P1"><text:span text:style-name="T2">has</text:span></text:p>
          <text:p text:style-name="P1"><text:span text:style-name="T2">man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9cm" svg:y1="17.312cm" svg:x2="8.343cm" svg:y2="17.31cm" draw:start-shape="id9" draw:start-glue-point="1" draw:end-shape="id10" draw:end-glue-point="5" svg:d="m5900 17312h1222v-2h1221">
          <text:p/>
        </draw:connector>
        <draw:connector draw:style-name="gr2" draw:text-style-name="P1" draw:layer="layout" svg:x1="11.243cm" svg:y1="17.31cm" svg:x2="13.7cm" svg:y2="17.312cm" draw:start-shape="id10" draw:start-glue-point="7" draw:end-shape="id11" draw:end-glue-point="3" svg:d="m11243 17310h1229v2h1228">
          <text:p/>
        </draw:connector>
        <draw:frame draw:style-name="gr4" draw:layer="layout" svg:width="1.031cm" svg:height="0.962cm" svg:x="12.749cm" svg:y="16.356cm">
          <draw:text-box>
            <text:p>m</text:p>
          </draw:text-box>
        </draw:frame>
        <draw:frame draw:style-name="gr5" draw:layer="layout" svg:width="0.853cm" svg:height="0.972cm" svg:x="5.85cm" svg:y="16.328cm">
          <draw:text-box>
            <text:p>n</text:p>
          </draw:text-box>
        </draw:frame>
        <draw:custom-shape draw:style-name="gr1" draw:text-style-name="P2" xml:id="id12" draw:id="id12" draw:layer="layout" svg:width="3.2cm" svg:height="1.2cm" svg:x="1.1cm" svg:y="2.6cm">
          <text:p text:style-name="P1"><text:span text:style-name="T1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7cm" svg:y1="3.8cm" svg:x2="3.8cm" svg:y2="4.9cm" draw:start-shape="id12" draw:start-glue-point="8" draw:end-shape="id2" draw:end-glue-point="0" svg:d="m2700 3800 1100 1100">
          <text:p/>
        </draw:connector>
        <draw:custom-shape draw:style-name="gr1" draw:text-style-name="P2" xml:id="id13" draw:id="id13" draw:layer="layout" svg:width="3.2cm" svg:height="1.2cm" svg:x="12.2cm" svg:y="2.599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3.8cm" svg:y1="3.799cm" svg:x2="15.788cm" svg:y2="4.9cm" draw:start-shape="id13" draw:start-glue-point="8" draw:end-shape="id3" draw:end-glue-point="0" svg:d="m13800 3799 1988 1101">
          <text:p/>
        </draw:connector>
        <draw:custom-shape draw:style-name="gr1" draw:text-style-name="P2" xml:id="id14" draw:id="id14" draw:layer="layout" svg:width="3.2cm" svg:height="1.2cm" svg:x="16.8cm" svg:y="2.598cm">
          <text:p text:style-name="P1"><text:span text:style-name="T1">creation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8.4cm" svg:y1="3.798cm" svg:x2="15.788cm" svg:y2="4.9cm" draw:start-shape="id14" draw:start-glue-point="8" draw:end-shape="id3" draw:end-glue-point="0" svg:d="m18400 3798-2612 1102">
          <text:p/>
        </draw:connector>
        <draw:custom-shape draw:style-name="gr1" draw:text-style-name="P2" xml:id="id17" draw:id="id17" draw:layer="layout" svg:width="3.2cm" svg:height="1.2cm" svg:x="10.2cm" svg:y="14.6cm">
          <text:p text:style-name="P1"><text:span text:style-name="T1">str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3.2cm" svg:height="1.2cm" svg:x="11.798cm" svg:y="20.596cm">
          <text:p text:style-name="P1"><text:span text:style-name="T1">zip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3.2cm" svg:height="1.2cm" svg:x="15.797cm" svg:y="20.595cm">
          <text:p text:style-name="P1"><text:span text:style-name="T1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3.398cm" svg:y1="20.596cm" svg:x2="15.8cm" svg:y2="18.012cm" draw:start-shape="id15" draw:start-glue-point="4" draw:end-shape="id11" draw:end-glue-point="2" svg:d="m13398 20596 2402-2584">
          <text:p/>
        </draw:connector>
        <draw:connector draw:style-name="gr6" draw:text-style-name="P1" draw:layer="layout" draw:type="line" svg:x1="17.397cm" svg:y1="20.595cm" svg:x2="15.8cm" svg:y2="18.012cm" draw:start-shape="id16" draw:start-glue-point="4" draw:end-shape="id11" draw:end-glue-point="2" svg:d="m17397 20595-1597-2583">
          <text:p/>
        </draw:connector>
        <draw:connector draw:style-name="gr6" draw:text-style-name="P1" draw:layer="layout" draw:type="line" svg:x1="12.932cm" svg:y1="15.625cm" svg:x2="15.8cm" svg:y2="16.612cm" draw:start-shape="id17" draw:start-glue-point="9" draw:end-shape="id11" draw:end-glue-point="0" svg:d="m12932 15625 2868 987">
          <text:p/>
        </draw:connector>
        <draw:custom-shape draw:style-name="gr1" draw:text-style-name="P2" xml:id="id18" draw:id="id18" draw:layer="layout" svg:width="3.2cm" svg:height="1.2cm" svg:x="16.5cm" svg:y="13.5cm">
          <text:p text:style-name="P1"><text:span text:style-name="T1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8.1cm" svg:y1="13.5cm" svg:x2="15.788cm" svg:y2="11.988cm" draw:start-shape="id18" draw:start-glue-point="4" draw:end-shape="id5" draw:end-glue-point="2" svg:d="m18100 13500-2312-1512">
          <text:p/>
        </draw:connector>
        <draw:custom-shape draw:style-name="gr1" draw:text-style-name="P2" xml:id="id19" draw:id="id19" draw:layer="layout" svg:width="3.2cm" svg:height="1.2cm" svg:x="1.798cm" svg:y="7.596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.2cm" svg:height="1.2cm" svg:x="5.797cm" svg:y="7.595cm">
          <text:p text:style-name="P1"><text:span text:style-name="T1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3.398cm" svg:y1="8.796cm" svg:x2="3.8cm" svg:y2="10.588cm" draw:start-shape="id19" draw:start-glue-point="8" draw:end-shape="id6" draw:end-glue-point="0" svg:d="m3398 8796 402 1792">
          <text:p/>
        </draw:connector>
        <draw:connector draw:style-name="gr6" draw:text-style-name="P1" draw:layer="layout" draw:type="line" svg:x1="7.397cm" svg:y1="8.795cm" svg:x2="3.8cm" svg:y2="10.588cm" draw:start-shape="id20" draw:start-glue-point="8" draw:end-shape="id6" draw:end-glue-point="0" svg:d="m7397 8795-3597 1793">
          <text:p/>
        </draw:connector>
        <draw:custom-shape draw:style-name="gr1" draw:text-style-name="P2" xml:id="id21" draw:id="id21" draw:layer="layout" svg:width="3.2cm" svg:height="1.2cm" svg:x="2.197cm" svg:y="20.595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3.797cm" svg:y1="20.595cm" svg:x2="3.8cm" svg:y2="18.012cm" draw:start-shape="id21" draw:start-glue-point="4" draw:end-shape="id9" draw:end-glue-point="2" svg:d="m3797 20595 3-25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